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cf9c" officeooo:paragraph-rsid="0012cf9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valid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29:35.226723686</meta:creation-date>
    <dc:date>2020-01-22T15:29:49.175394193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24" meta:non-whitespace-character-count="23"/>
    <meta:generator>LibreOffice/5.3.6.1$Linux_X86_64 LibreOffice_project/30$Build-1</meta:generator>
  </office:meta>
</office:document-meta>
</file>